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9B100000D7D219FCA7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none" fo:country="none" style:language-asian="none" style:country-asian="none"/>
    </style:style>
    <style:style style:name="P2" style:family="paragraph" style:parent-style-name="Standard">
      <style:paragraph-properties fo:text-align="justify" style:justify-single-word="false"/>
      <style:text-properties style:font-name="Arial1" fo:font-size="10pt" fo:font-style="italic" style:font-size-asian="10pt" style:font-style-asian="italic" style:font-name-complex="Arial1" style:font-size-complex="10pt"/>
    </style:style>
    <style:style style:name="P3" style:family="paragraph" style:parent-style-name="Standard">
      <style:paragraph-properties fo:text-align="justify" style:justify-single-word="false"/>
      <style:text-properties style:font-name="Arial1" fo:font-size="10pt" fo:font-style="normal" officeooo:rsid="000de140" officeooo:paragraph-rsid="000de140" style:font-size-asian="10pt" style:font-style-asian="normal" style:font-name-complex="Arial1" style:font-size-complex="10pt" style:font-style-complex="normal"/>
    </style:style>
    <style:style style:name="P4" style:family="paragraph" style:parent-style-name="Standard">
      <style:paragraph-properties fo:text-align="justify" style:justify-single-word="false"/>
      <style:text-properties style:font-name="Arial1" fo:font-size="10pt" fo:font-style="normal" officeooo:paragraph-rsid="000de140" style:font-size-asian="10pt" style:font-style-asian="normal" style:font-name-complex="Arial1" style:font-size-complex="10pt" style:font-style-complex="normal"/>
    </style:style>
    <style:style style:name="P5" style:family="paragraph" style:parent-style-name="Standard">
      <style:paragraph-properties fo:text-align="justify" style:justify-single-word="false"/>
      <style:text-properties style:font-name="Arial1" fo:font-size="10pt" fo:font-style="normal" officeooo:rsid="00104bc9" officeooo:paragraph-rsid="00104bc9" style:font-size-asian="10pt" style:font-style-asian="normal" style:font-name-complex="Arial1" style:font-size-complex="10pt" style:font-style-complex="normal"/>
    </style:style>
    <style:style style:name="P6" style:family="paragraph" style:parent-style-name="Standard">
      <style:paragraph-properties style:vertical-align="baseline"/>
      <style:text-properties style:font-name="Arial1" fo:font-size="11pt" fo:font-weight="bold" style:font-size-asian="11pt" style:font-weight-asian="bold" style:font-name-complex="Arial1" style:font-size-complex="11pt"/>
    </style:style>
    <style:style style:name="P7" style:family="paragraph" style:parent-style-name="Standard">
      <style:text-properties fo:color="#808080" style:font-name="Arial1" fo:font-size="14pt" fo:font-weight="bold" style:font-size-asian="14pt" style:font-weight-asian="bold" style:font-name-complex="Arial1" style:font-size-complex="14pt"/>
    </style:style>
    <style:style style:name="P8" style:family="paragraph" style:parent-style-name="Standard">
      <style:text-properties fo:language="none" fo:country="none" style:language-asian="none" style:country-asian="none"/>
    </style:style>
    <style:style style:name="P9" style:family="paragraph" style:parent-style-name="Standard">
      <style:text-properties fo:font-style="italic" style:font-style-asian="italic"/>
    </style:style>
    <style:style style:name="P10" style:family="paragraph" style:parent-style-name="Standard">
      <style:paragraph-properties>
        <style:tab-stops>
          <style:tab-stop style:position="3.845cm"/>
        </style:tab-stops>
      </style:paragraph-properties>
    </style:style>
    <style:style style:name="P11" style:family="paragraph" style:parent-style-name="Standard">
      <style:text-properties officeooo:paragraph-rsid="000a3e52"/>
    </style:style>
    <style:style style:name="P12"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0pt" fo:font-style="normal" style:text-underline-style="none" fo:font-weight="normal" style:text-blinking="false" fo:background-color="transparent" style:font-size-asian="10pt" style:font-style-asian="italic" style:font-name-complex="Arial1" style:font-size-complex="10pt"/>
    </style:style>
    <style:style style:name="P13" style:family="paragraph" style:parent-style-name="Standard" style:master-page-name="Standard">
      <style:paragraph-properties style:page-number="auto">
        <style:tab-stops>
          <style:tab-stop style:position="5.909cm"/>
        </style:tab-stops>
      </style:paragraph-properties>
    </style:style>
    <style:style style:name="P14" style:family="paragraph" style:parent-style-name="Standard">
      <style:paragraph-properties fo:text-align="justify" style:justify-single-word="false"/>
      <style:text-properties style:font-name="Arial1" fo:font-size="10pt" fo:font-style="normal" officeooo:rsid="000a3e52" officeooo:paragraph-rsid="00134bdd" style:font-size-asian="10pt" style:font-style-asian="normal" style:font-name-complex="Arial1" style:font-size-complex="10pt" style:font-style-complex="normal"/>
    </style:style>
    <style:style style:name="P15"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tyle-asian="italic" style:font-name-complex="Arial1" style:font-size-complex="10pt"/>
    </style:style>
    <style:style style:name="P16"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T1" style:family="text">
      <style:text-properties style:font-name="Arial1" fo:font-size="14pt" fo:font-weight="bold" style:font-size-asian="14pt" style:font-weight-asian="bold" style:font-name-complex="Arial1" style:font-size-complex="14pt"/>
    </style:style>
    <style:style style:name="T2" style:family="text">
      <style:text-properties style:font-name="Arial1" officeooo:rsid="00097e4c" style:font-name-complex="Arial1"/>
    </style:style>
    <style:style style:name="T3" style:family="text">
      <style:text-properties style:font-name="Arial1" officeooo:rsid="000a3e52" style:font-name-complex="Arial1"/>
    </style:style>
    <style:style style:name="T4" style:family="text">
      <style:text-properties style:font-name="Arial1" officeooo:rsid="000aef19" style:font-name-complex="Arial1"/>
    </style:style>
    <style:style style:name="T5" style:family="text">
      <style:text-properties fo:color="#808080" style:font-name="Arial1" fo:font-size="13pt" fo:font-weight="bold" style:font-size-asian="13pt" style:font-weight-asian="bold" style:font-name-complex="Arial1" style:font-size-complex="13pt"/>
    </style:style>
    <style:style style:name="T6" style:family="text">
      <style:text-properties fo:color="#808080" style:font-name="Arial1" fo:font-size="14pt" fo:font-weight="bold" style:font-size-asian="14pt" style:font-weight-asian="bold" style:font-name-complex="Arial1" style:font-size-complex="14pt"/>
    </style:style>
    <style:style style:name="T7" style:family="text">
      <style:text-properties officeooo:rsid="000a9307"/>
    </style:style>
    <style:style style:name="T8" style:family="text">
      <style:text-properties officeooo:rsid="000ce266"/>
    </style:style>
    <style:style style:name="T9" style:family="text">
      <style:text-properties officeooo:rsid="00123317"/>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content" style:horizontal-pos="center" style:horizontal-rel="page-content" fo:padding="0.026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tab/></text:p>
      <text:p text:style-name="P8"><draw:frame draw:style-name="fr1" draw:name="Marco1" text:anchor-type="char" svg:x="-1.905cm" svg:y="0.148cm" svg:width="19.05cm" svg:height="4.128cm" draw:z-index="1"><draw:text-box><text:p text:style-name="Standard"><text:span text:style-name="T5">Titulo:</text:span><text:span text:style-name="T1"> </text:span><text:span text:style-name="T2">Propuesta de rediseño de la nube de servicios de la UNLP</text:span></text:p><text:p text:style-name="P11"><text:span text:style-name="T5">Autores:</text:span><text:span text:style-name="T2"> Miguel Carbone </text:span><text:span text:style-name="T4">y</text:span><text:span text:style-name="T2"> José Nahuel Cuesta Luengo</text:span></text:p><text:p text:style-name="P11"><text:span text:style-name="T5">Director:</text:span><text:span text:style-name="T6"> </text:span><text:span text:style-name="T3">Lic. </text:span><text:span text:style-name="T2">Claudia </text:span><text:span text:style-name="T3">B</text:span><text:span text:style-name="T2">anchoff Tzancoff</text:span></text:p><text:p text:style-name="Standard"><text:span text:style-name="T5">Codirector:</text:span><text:span text:style-name="T6"> </text:span><text:span text:style-name="T3">Lic. Claudia Q</text:span><text:span text:style-name="T2">ueiruga</text:span></text:p><text:p text:style-name="Standard"><text:span text:style-name="T5">Asesor profesional:</text:span><text:span text:style-name="T6"> </text:span><text:span text:style-name="T3">Lic. C</text:span><text:span text:style-name="T2">hristian </text:span><text:span text:style-name="T3">Rodriguez</text:span></text:p><text:p text:style-name="Standard"><text:span text:style-name="T5">Carrera:</text:span><text:span text:style-name="T6"> </text:span><text:span text:style-name="T2">Licenciatura en </text:span><text:span text:style-name="T4">Sistemas y Licenciatura en </text:span><text:span text:style-name="T2">Informática</text:span></text:p><text:p text:style-name="P7"/></draw:text-box></draw:frame></text:p>
      <text:p text:style-name="Standard"/>
      <text:p text:style-name="Standard"/>
      <text:p text:style-name="Standard"/>
      <text:p text:style-name="Standard"/>
      <text:p text:style-name="Standard"/>
      <text:p text:style-name="P10"><draw:frame draw:style-name="fr1" draw:name="Marco2" text:anchor-type="char" svg:x="-2.223cm" svg:y="2.625cm" svg:width="19.05cm" svg:height="5.398cm" draw:z-index="2"><draw:text-box><text:p text:style-name="P15"><text:bookmark text:name="docs-internal-guid-205b75e0-1694-225c-111c-d3fb8022ccd0"/>Una de las grandes problemáticas que encontramos a diario en nuestro trabajo como desarrolladores de sistemas informáticos en la Dirección de Desarrollo del CeSPI, de la UNLP, es el uso y mantenimiento de la nube de servicios que de a poco se ha ido convirtiendo en un obstáculo que retrasa el avance de mejores soluciones integrales. Es a partir de esta problemática que realizamos un análisis teórico-práctico del estado del arte en materia de arquitecturas orientadas a servicios y formulamos una propuesta para el nuevo diseño de la nube de servicios.</text:p><text:p text:style-name="P16">Tomando este nuevo diseño, implementamos un caso de uso real y una arquitectura reducida de la nube, la que comprendió desde un API Gateway que enruta las peticiones entrantes, hasta los servicios, organizados siguiendo el patrón de microservicios. Este enfoque fomenta el desacoplamiento de los componentes de la arquitectura, simplificando su desarrollo, despliegue, escalabilidad y mantenimiento en contraste con la nube actual.</text:p><text:p text:style-name="P9"/></draw:text-box></draw:frame><draw:frame draw:style-name="fr1" draw:name="Marco3" text:anchor-type="char" svg:x="-2.223cm" svg:y="9.292cm" svg:width="9.208cm" svg:height="4.445cm" draw:z-index="3"><draw:text-box><text:p text:style-name="P14">Nube – <text:span text:style-name="T7">Servicios Web – </text:span>API – RES<text:span text:style-name="T7">T –</text:span> Microservicios – Patrones <text:span text:style-name="T9">de </text:span>Diseño <text:span text:style-name="T7">de Arquitectura de Software </text:span>– <text:span text:style-name="T7">ESB – API Gateway – SOA – JSON API – Interoperabilidad – HATEOAS – Hypermedia – Ruby on Rails</text:span></text:p></draw:text-box></draw:frame><draw:frame draw:style-name="fr1" draw:name="Marco4" text:anchor-type="char" svg:x="7.62cm" svg:y="9.292cm" svg:width="9.208cm" svg:height="4.445cm" draw:z-index="4"><draw:text-box><text:p text:style-name="P12"><text:bookmark text:name="docs-internal-guid-205b75e0-1695-bbd1-50c7-29472081af2b"/>Con la implementación de un caso testigo para el rediseño de la arquitectura de la Nube de servicios de la Universidad de la Plata, se pudo experimentar los beneficios en el uso de los microservicios, logrando agilidad en el desarrollo, facilidad en los despliegues independientes de los servicios y un alto grado de desacoplamiento de los mismos respecto a las aplicaciones que los utilizan, esta agilidad y desacoplamiento permite la reducción en los costos de implementación y ágil adaptación a los cambios.</text:p><text:p text:style-name="P2"/></draw:text-box></draw:frame><draw:frame draw:style-name="fr1" draw:name="Marco5" text:anchor-type="char" svg:x="7.62cm" svg:y="14.372cm" svg:width="9.208cm" svg:height="4.445cm" draw:z-index="6"><draw:text-box><text:p text:style-name="P5">Automatización del mecanismo de integración y generación de la documentación referente a los servicios provistos por la Nube.</text:p><text:p text:style-name="P5">Automatización de la creación y el aprovisionamiento de la arquitectura.</text:p><text:p text:style-name="P5">Extensión y finalización de la funcionalidad necesaria para la librería cliente reutilizable de la Nube, desarrollada para su uso en el caso testigo.</text:p><text:p text:style-name="P5">Implementación de pruebas de unidad e integración para los servicios involucrados en la Nube.</text:p></draw:text-box></draw:frame><draw:frame draw:style-name="fr1" draw:name="Marco6" text:anchor-type="char" svg:x="-2.223cm" svg:y="14.372cm" svg:width="9.208cm" svg:height="4.445cm" draw:z-index="5"><draw:text-box><text:p text:style-name="P3">Análisis del diseño actual de la arquitectura de la nube de servicios de la Universidad Nacional de La Plata, estudio del estado del arte en la materia de Arquitectura Orientada a Servicios y propuesta de un nuevo diseño para dicha nube. Análisis comparativo de tecnologías para los distintos nodos intervinientes en la Nube.</text:p><text:p text:style-name="P4"/><text:p text:style-name="P3">Implementación de un caso testigo funcional para hacer una prueba real del diseño propuesto.</text:p><text:p text:style-name="P2"/></draw:text-box></draw:frame><draw:frame draw:style-name="fr1" draw:name="Marco7" text:anchor-type="char" svg:x="13.018cm" svg:y="20.087cm" svg:width="4.445cm" svg:height="0.635cm" draw:z-index="7"><draw:text-box><text:p text:style-name="P6"><text:s text:c="3"/><text:span text:style-name="T8">Abril 2016</text:span></text:p></draw:text-box></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ahoma1" svg:font-family="Tahoma"/>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class="extra"/>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ge-content" style:horizontal-pos="center" style:horizontal-rel="page-content"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2.501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3.75cm" fo:margin-left="0cm" fo:margin-right="0cm" fo:margin-bottom="3.651cm" style:dynamic-spacing="true"/>
      </style:header-style>
      <style:footer-style/>
    </style:page-layout>
  </office:automatic-styles>
  <office:master-styles>
    <style:master-page style:name="Standard" style:page-layout-name="Mpm1">
      <style:header>
        <text:p text:style-name="MP1"><draw:frame draw:style-name="Mfr1" draw:name="gráficos1" text:anchor-type="char" svg:y="-4.763cm" svg:width="21.006cm" svg:height="29.235cm" draw:z-index="0"><draw:image xlink:href="Pictures/10000000000009B100000D7D219FCA71.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adna</meta:initial-creator>
    <meta:creation-date>2010-09-21T13:01:00</meta:creation-date>
    <dc:date>2016-04-14T18:10:52.910310275</dc:date>
    <meta:print-date>2010-09-22T11:00:00</meta:print-date>
    <meta:editing-cycles>16</meta:editing-cycles>
    <meta:editing-duration>PT1H46M50S</meta:editing-duration>
    <meta:generator>LibreOffice/4.2.8.2$Linux_X86_64 LibreOffice_project/420m0$Build-2</meta:generator>
    <meta:document-statistic meta:table-count="0" meta:image-count="1" meta:object-count="0" meta:page-count="1" meta:paragraph-count="19" meta:word-count="436" meta:character-count="2857" meta:non-whitespace-character-count="2420"/>
  </office:meta>
</office:document-meta>
</file>